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7a5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7a5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aNote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8e2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8e2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8f9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860e7e" style:font-name-asian="Courier New" style:font-size-asian="12pt" style:font-name-complex="Courier New" style:font-size-complex="12pt"/>
    </style:style>
    <style:style style:name="T3" style:family="text">
      <style:text-properties style:font-name="Times New Roman" style:font-name-asian="Courier New" style:font-name-complex="Courier New"/>
    </style:style>
    <style:style style:name="T4" style:family="text">
      <style:text-properties style:font-name="Times New Roman" fo:font-size="10pt" officeooo:rsid="0008e204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08f952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thematicaFormatStandardForm"><text:span text:style-name="T4">This was a cheat sheet of an intermediary notation I was trying out, that I was ultimately dissatisfied with.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4">One thing that is striking about the default notation for number theory is what a soup of symbols it is. <text:s/>In particular, its utter asymmetry is particularly stark when compared to the cleanly composed notation when working with the zeta function.</text:span></text:span></text:p>
      <text:p text:style-name="P4"><text:span text:style-name="MathematicaFormatStandardForm"><text:span text:style-name="T4"/></text:span></text:p>
      <text:p text:style-name="P5"><text:span text:style-name="MathematicaFormatStandardForm"><text:span text:style-name="T4">For example, take the three functions </text:span></text:span><text:span text:style-name="MathematicaFormatStandardForm"><text:span text:style-name="T6"><draw:frame draw:style-name="fr1" draw:name="Object1" text:anchor-type="as-char" svg:y="-0.1484in" svg:width="1.2138in" svg:height="0.190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6">, </text:span></text:span><text:span text:style-name="MathematicaFormatStandardForm"><text:span text:style-name="T4">for the Divisor Summatory function, the floor of n, and the Mertens function. <text:s/>Compare those three functions to the three functions</text:span></text:span><text:span text:style-name="MathematicaFormatStandardForm"><text:span text:style-name="T6"><draw:frame draw:style-name="fr1" draw:name="Object2" text:anchor-type="as-char" svg:y="-0.2445in" svg:width="1.2047in" svg:height="0.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4">. <text:s/>The relationship between these functions is much more symbolically obvious (of course)… </text:span></text:span><text:span text:style-name="MathematicaFormatStandardForm"><text:span text:style-name="T5">but those first three functions are actually related in essentially the exact same way. <text:s/>And the thing is, whereas it is, for example, obvious from inspection that</text:span></text:span><text:span text:style-name="MathematicaFormatStandardForm"><text:span text:style-name="T6"><draw:frame draw:style-name="fr1" draw:name="Object3" text:anchor-type="as-char" svg:y="-0.2445in" svg:width="1.2772in" svg:height="0.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6">, </text:span></text:span><text:span text:style-name="MathematicaFormatStandardForm"><text:span text:style-name="T5">it's equally true that </text:span></text:span><text:span text:style-name="MathematicaFormatStandardForm"><text:span text:style-name="T6"><draw:frame draw:style-name="fr1" draw:name="Object4" text:anchor-type="as-char" svg:y="-0.1484in" svg:width="1.2339in" svg:height="0.190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5">IF the multiplication dot is interpreted here as Dirichlet convolution – which is to say,</text:span></text:span><text:span text:style-name="MathematicaFormatStandardForm"><text:span text:style-name="T6"><draw:frame draw:style-name="fr1" draw:name="Object5" text:anchor-type="as-char" svg:y="-0.4047in" svg:width="1.5772in" svg:height="0.572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MathematicaFormatStandardForm"><text:span text:style-name="T6">. </text:span></text:span><text:span text:style-name="MathematicaFormatStandardForm"><text:span text:style-name="T5">In my later notation, that idea would be rewritten as</text:span></text:span><text:span text:style-name="MathematicaFormatStandardForm"><text:span text:style-name="T6"><draw:frame draw:style-name="fr1" draw:name="Object6" text:anchor-type="as-char" svg:y="-0.2445in" svg:width="1.6256in" svg:height="0.412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6">, </text:span></text:span></text:p>
      <text:p text:style-name="P4"><text:span text:style-name="MathematicaFormatStandardForm"><text:span text:style-name="T4"/></text:span></text:p>
      <text:p text:style-name="P5"><text:span text:style-name="MathematicaFormatStandardForm"><text:span text:style-name="T5">This intermediary version of the notation that follows in this particular note was partially inspired by notation used in Chapter 2 of Bateman and Diamond's Analytic Number Theory: An Introductory Course. <text:s/>Particularly, I use the same “*” notation in the exponential here to indicate a convolution power.</text:span></text:span></text:p>
      <text:p text:style-name="P5"><text:span text:style-name="MathematicaFormatStandardForm"><text:span text:style-name="T4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72" text:anchor-type="as-char" svg:y="-0.25in" svg:width="1.2425in" svg:height="0.42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"><text:tab/><text:tab/></text:span></text:span><text:span text:style-name="MathematicaFormatStandardForm"><text:span text:style-name="T1"><draw:frame draw:style-name="fr1" draw:name="Object73" text:anchor-type="as-char" svg:y="-0.2508in" svg:width="1.4201in" svg:height="0.429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71" text:anchor-type="as-char" svg:y="-0.2929in" svg:width="2.2098in" svg:height="0.45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1"><text:tab/><text:tab/></text:span></text:span><text:span text:style-name="MathematicaFormatStandardForm"><text:span text:style-name="T3"><draw:frame draw:style-name="fr1" draw:name="Object75" text:anchor-type="as-char" svg:y="-0.2929in" svg:width="2.2571in" svg:height="0.47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76" text:anchor-type="as-char" svg:y="-0.2929in" svg:width="2.6181in" svg:height="0.47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70" text:anchor-type="as-char" svg:y="-0.2929in" svg:width="3.2689in" svg:height="0.47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1"><text:tab/></text:span></text:span></text:p>
      <text:p text:style-name="P1"><text:span text:style-name="MathematicaFormatStandardForm"><text:span text:style-name="T2">All For Re(s) &gt; 1, Above</text:span></text:span></text:p>
      <text:p text:style-name="P1"><text:span text:style-name="MathematicaFormatStandardForm"><text:span text:style-name="T1"><draw:frame draw:style-name="fr1" draw:name="Object74" text:anchor-type="as-char" svg:y="-0.2925in" svg:width="1.8346in" svg:height="0.47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2">For c &gt; 1</text:span></text:span></text:p>
      <text:p text:style-name="P1"><text:span text:style-name="MathematicaFormatStandardForm"><text:span text:style-name="T1"><draw:frame draw:style-name="fr1" draw:name="Object77" text:anchor-type="as-char" svg:y="-0.2925in" svg:width="2.7689in" svg:height="0.471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2">For c &gt; 1</text:span></text:span></text:p>
      <text:p text:style-name="P1"><text:span text:style-name="MathematicaFormatStandardForm"><text:span text:style-name="T1"><draw:frame draw:style-name="fr1" draw:name="Object80" text:anchor-type="as-char" svg:y="-0.2744in" svg:width="4.9681in" svg:height="0.45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78" text:anchor-type="as-char" svg:y="-0.2925in" svg:width="2.6256in" svg:height="0.47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2">For c &gt; 1</text:span></text:span></text:p>
      <text:p text:style-name="P1"><text:span text:style-name="MathematicaFormatStandardForm"><text:span text:style-name="T1"><draw:frame draw:style-name="fr1" draw:name="Object79" text:anchor-type="as-char" svg:y="-0.2925in" svg:width="3.0984in" svg:height="0.471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2">For c &gt; 1</text:span></text:span></text:p>
      <text:p text:style-name="P1"><text:span text:style-name="MathematicaFormatStandardForm"><text:span text:style-name="T1"><draw:frame draw:style-name="fr1" draw:name="Object81" text:anchor-type="as-char" svg:y="-0.2925in" svg:width="3.0984in" svg:height="0.471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2">For c &gt; 1</text:span></text:span></text:p>
      <text:p text:style-name="P1"><text:soft-page-break/><text:span text:style-name="MathematicaFormatStandardForm"><text:span text:style-name="T1"><draw:frame draw:style-name="fr1" draw:name="Object82" text:anchor-type="as-char" svg:y="-0.2445in" svg:width="3.7189in" svg:height="0.423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3" text:anchor-type="as-char" svg:y="-0.2807in" svg:width="6.3228in" svg:height="0.45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4" text:anchor-type="as-char" svg:y="-0.4374in" svg:width="2.572in" svg:height="0.5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5" text:anchor-type="as-char" svg:y="-0.461in" svg:width="2.7402in" svg:height="0.616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6" text:anchor-type="as-char" svg:y="-0.2681in" svg:width="3.8402in" svg:height="0.413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7" text:anchor-type="as-char" svg:y="-0.2681in" svg:width="3.7457in" svg:height="0.413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8" text:anchor-type="as-char" svg:y="-0.2445in" svg:width="4.2236in" svg:height="0.390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9" text:anchor-type="as-char" svg:y="-0.2445in" svg:width="5.2465in" svg:height="0.393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22:16:30.689000000</meta:creation-date>
    <dc:date>2016-02-03T22:56:55.060000000</dc:date>
    <meta:editing-duration>PT13M35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26" meta:page-count="2" meta:paragraph-count="23" meta:word-count="228" meta:character-count="1334" meta:non-whitespace-character-count="1099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[</mo>
              <mrow>
                <mi>log</mi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n>1</mn>
            </mrow>
          </msup>
        </mrow>
        <mo stretchy="false">=</mo>
        <mrow>
          <mfrac>
            <mi>s</mi>
            <mn>2</mn>
          </mfrac>
        </mrow>
      </mrow>
      <mi>log</mi>
      <mrow>
        <mrow>
          <mo stretchy="false">(</mo>
          <mrow>
            <mo stretchy="false">π</mo>
          </mrow>
          <mo stretchy="false">)</mo>
        </mrow>
        <mo stretchy="false">+</mo>
        <mrow>
          <munder>
            <mo stretchy="false">∑</mo>
            <mo stretchy="false">ρ</mo>
          </munder>
          <mi>log</mi>
        </mrow>
      </mrow>
      <mrow>
        <mrow>
          <mo stretchy="false">(</mo>
          <mrow>
            <mrow>
              <mn>1</mn>
              <mo stretchy="false">−</mo>
              <mfrac>
                <mi>s</mi>
                <mo stretchy="false">ρ</mo>
              </mfrac>
            </mrow>
          </mrow>
          <mo stretchy="false">)</mo>
        </mrow>
        <mo stretchy="false">−</mo>
        <mi>log</mi>
      </mrow>
      <mrow>
        <mn>2</mn>
        <mo stretchy="false">−</mo>
        <mi>log</mi>
      </mrow>
      <mrow>
        <mrow>
          <mo stretchy="false">(</mo>
          <mrow>
            <mrow>
              <mi>s</mi>
              <mo stretchy="false">−</mo>
              <mn>1</mn>
            </mrow>
          </mrow>
          <mo stretchy="false">)</mo>
        </mrow>
        <mo stretchy="false">−</mo>
        <mi>log</mi>
      </mrow>
      <mo stretchy="false">Γ</mo>
      <mrow>
        <mo stretchy="false">(</mo>
        <mrow>
          <mrow>
            <mn>1</mn>
            <mo stretchy="false">+</mo>
            <mrow>
              <mi>s</mi>
              <mo stretchy="false">/</mo>
              <mn>2</mn>
            </mrow>
          </mrow>
        </mrow>
        <mo stretchy="false">)</mo>
      </mrow>
    </mrow>
    <annotation encoding="StarMath 5.0">lim from {x rightarrow infinity }[log %zeta_n(s)]^{"*"1} = {s over 2} log(%pi) + sum from %rho log(1-s over %rho) - log 2 - log (s-1) - log %GAMMA(1+s/2)</annotation>
  </semantics>
</math>
</file>

<file path=Object 10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x</mi>
              </msub>
              <mrow>
                <mo stretchy="false">(</mo>
                <mrow>
                  <mn>0</mn>
                </mrow>
                <mo stretchy="false">)</mo>
              </mrow>
            </mrow>
            <mo stretchy="false">]</mo>
          </mrow>
          <mrow>
            <mrow>
              <mtext>*</mtext>
              <mo stretchy="false">−</mo>
              <mn>1</mn>
            </mrow>
          </mrow>
        </msup>
        <mo stretchy="false">=</mo>
        <mfrac>
          <mn>1</mn>
          <mrow>
            <mn>2</mn>
            <mo stretchy="false">π</mo>
            <mi>i</mi>
          </mrow>
        </mfrac>
      </mrow>
      <mrow>
        <munder>
          <mo stretchy="false">∮</mo>
          <mi>C</mi>
        </munder>
        <mrow>
          <mfrac>
            <mrow>
              <msup>
                <mi>x</mi>
                <mi>s</mi>
              </msup>
            </mrow>
            <mrow>
              <mi>s</mi>
            </mrow>
          </mfrac>
        </mrow>
      </mrow>
      <mo stretchy="false">ζ</mo>
      <msup>
        <mrow>
          <mo stretchy="false">(</mo>
          <mrow>
            <mi>s</mi>
          </mrow>
          <mo stretchy="false">)</mo>
        </mrow>
        <mrow>
          <mrow>
            <mo stretchy="false">−</mo>
            <mn>1</mn>
          </mrow>
        </mrow>
      </msup>
      <mrow>
        <mi mathvariant="italic">ds</mi>
        <mo stretchy="false">=</mo>
        <mrow>
          <mrow>
            <mrow>
              <munder>
                <mo stretchy="false">∑</mo>
                <mo stretchy="false">ρ</mo>
              </munder>
              <mrow>
                <mfrac>
                  <mrow>
                    <msup>
                      <mi>x</mi>
                      <mo stretchy="false">ρ</mo>
                    </msup>
                  </mrow>
                  <mrow>
                    <mo stretchy="false">ρ</mo>
                    <mo stretchy="false">ζ</mo>
                    <mi>'</mi>
                    <mrow>
                      <mo stretchy="false">(</mo>
                      <mrow>
                        <mo stretchy="false">ρ</mo>
                      </mrow>
                      <mo stretchy="false">)</mo>
                    </mrow>
                  </mrow>
                </mfrac>
              </mrow>
            </mrow>
            <mo stretchy="false">−</mo>
            <mn>2</mn>
          </mrow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frac>
                <mrow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sup>
                  <msup>
                    <mrow>
                      <mo stretchy="false">(</mo>
                      <mrow>
                        <mn>2</mn>
                        <mo stretchy="false">π</mo>
                      </mrow>
                      <mo stretchy="false">)</mo>
                    </mrow>
                    <mrow>
                      <mn>2</mn>
                      <mi>n</mi>
                    </mrow>
                  </msup>
                </mrow>
                <mrow>
                  <mrow>
                    <mo stretchy="false">(</mo>
                    <mrow>
                      <mn>2</mn>
                      <mi>n</mi>
                    </mrow>
                    <mo stretchy="false">)</mo>
                  </mrow>
                  <mi>!</mi>
                  <mi>n</mi>
                  <mo stretchy="false">ζ</mo>
                  <mrow>
                    <mo stretchy="false">(</mo>
                    <mrow>
                      <mrow>
                        <mn>2n</mn>
                        <mo stretchy="false">+</mo>
                        <mn>1</mn>
                      </mrow>
                    </mrow>
                    <mo stretchy="false">)</mo>
                  </mrow>
                  <msup>
                    <mi>x</mi>
                    <mn>2n</mn>
                  </msup>
                </mrow>
              </mfrac>
            </mrow>
          </mrow>
        </mrow>
      </mrow>
    </mrow>
    <annotation encoding="StarMath 5.0">[%zeta_x(0)]^{"*"-1} = 1 over {2 %pi i} lint from C {{x^s}over{s}} %zeta(s)^{-1} ds = sum from %rho {{x^%rho}over{%rho %zeta'(%rho)}} - 2 + sum from n = 1 to infinity {{(-1)^{n-1}(2 %pi )^{2 n}}over{(2 n)! n %zeta(2n+1)x^2n}}</annotation>
  </semantics>
</math>
</file>

<file path=Object 11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n>0</mn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frac>
          <mn>1</mn>
          <mrow>
            <mn>2</mn>
            <mo stretchy="false">π</mo>
            <mi>i</mi>
          </mrow>
        </mfrac>
      </mrow>
      <mrow>
        <munderover>
          <mo stretchy="false">∫</mo>
          <mrow>
            <mrow>
              <mi>c</mi>
              <mo stretchy="false">−</mo>
              <mi>i</mi>
            </mrow>
            <mo stretchy="false">∞</mo>
          </mrow>
          <mrow>
            <mrow>
              <mi>c</mi>
              <mo stretchy="false">+</mo>
              <mi>i</mi>
            </mrow>
            <mo stretchy="false">∞</mo>
          </mrow>
        </munderover>
        <mrow>
          <mfrac>
            <mrow>
              <msup>
                <mi>n</mi>
                <mi>s</mi>
              </msup>
            </mrow>
            <mrow>
              <mi>s</mi>
            </mrow>
          </mfrac>
        </mrow>
      </mrow>
      <mrow>
        <munder>
          <mi>lim</mi>
          <mrow>
            <mi>x</mi>
            <mo stretchy="false">→</mo>
            <mo stretchy="false">∞</mo>
          </mrow>
        </munder>
        <msup>
          <mrow>
            <mo stretchy="false">[</mo>
            <mrow>
              <msub>
                <mo stretchy="false">ζ</mo>
                <mi>x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</mrow>
      <mi mathvariant="italic">ds</mi>
    </mrow>
    <annotation encoding="StarMath 5.0">[%zeta_n(0)]^{"*"z} = 1 over {2 %pi i} int from {c - i infinity} to {c + i infinity} {{n^s}over{s}} lim from {x rightarrow infinity}[%zeta_x(s)]^{"*"z} ds</annotation>
  </semantics>
</math>
</file>

<file path=Object 12/content.xml><?xml version="1.0" encoding="utf-8"?>
<math xmlns="http://www.w3.org/1998/Math/MathML">
  <semantics>
    <mrow>
      <mrow>
        <msup>
          <mrow>
            <mo stretchy="false">[</mo>
            <mrow>
              <mi>log</mi>
              <msub>
                <mo stretchy="false">ζ</mo>
                <mi>n</mi>
              </msub>
              <mrow>
                <mo stretchy="false">(</mo>
                <mrow>
                  <mn>0</mn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frac>
          <mn>1</mn>
          <mrow>
            <mn>2</mn>
            <mo stretchy="false">π</mo>
            <mi>i</mi>
          </mrow>
        </mfrac>
      </mrow>
      <mrow>
        <munderover>
          <mo stretchy="false">∫</mo>
          <mrow>
            <mrow>
              <mi>c</mi>
              <mo stretchy="false">−</mo>
              <mi>i</mi>
            </mrow>
            <mo stretchy="false">∞</mo>
          </mrow>
          <mrow>
            <mrow>
              <mi>c</mi>
              <mo stretchy="false">+</mo>
              <mi>i</mi>
            </mrow>
            <mo stretchy="false">∞</mo>
          </mrow>
        </munderover>
        <mrow>
          <mfrac>
            <mrow>
              <msup>
                <mi>n</mi>
                <mi>s</mi>
              </msup>
            </mrow>
            <mrow>
              <mi>s</mi>
            </mrow>
          </mfrac>
        </mrow>
      </mrow>
      <mrow>
        <munder>
          <mi>lim</mi>
          <mrow>
            <mi>x</mi>
            <mo stretchy="false">→</mo>
            <mo stretchy="false">∞</mo>
          </mrow>
        </munder>
        <msup>
          <mrow>
            <mo stretchy="false">[</mo>
            <mrow>
              <mi>log</mi>
              <msub>
                <mo stretchy="false">ζ</mo>
                <mi>x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</mrow>
      <mi mathvariant="italic">ds</mi>
    </mrow>
    <annotation encoding="StarMath 5.0">[log %zeta_n(0)]^{"*"1} = 1 over {2 %pi i} int from {c - i infinity} to {c + i infinity} {{n^s}over{s}} lim from {x rightarrow infinity}[log %zeta_x(s)]^{"*"1} ds</annotation>
  </semantics>
</math>
</file>

<file path=Object 13/content.xml><?xml version="1.0" encoding="utf-8"?>
<math xmlns="http://www.w3.org/1998/Math/MathML">
  <semantics>
    <mrow>
      <mrow>
        <msup>
          <mrow>
            <mo stretchy="false">[</mo>
            <mrow>
              <mi>log</mi>
              <msub>
                <mo stretchy="false">ζ</mo>
                <mi>n</mi>
              </msub>
              <mrow>
                <mo stretchy="false">(</mo>
                <mrow>
                  <mn>0</mn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frac>
          <mn>1</mn>
          <mrow>
            <mn>2</mn>
            <mo stretchy="false">π</mo>
            <mi>i</mi>
          </mrow>
        </mfrac>
      </mrow>
      <mrow>
        <munderover>
          <mo stretchy="false">∫</mo>
          <mrow>
            <mrow>
              <mi>c</mi>
              <mo stretchy="false">−</mo>
              <mi>i</mi>
            </mrow>
            <mo stretchy="false">∞</mo>
          </mrow>
          <mrow>
            <mrow>
              <mi>c</mi>
              <mo stretchy="false">+</mo>
              <mi>i</mi>
            </mrow>
            <mo stretchy="false">∞</mo>
          </mrow>
        </munderover>
        <mrow>
          <mfrac>
            <mrow>
              <msup>
                <mi>n</mi>
                <mi>s</mi>
              </msup>
            </mrow>
            <mrow>
              <mi>s</mi>
            </mrow>
          </mfrac>
        </mrow>
      </mrow>
      <mrow>
        <munder>
          <mi>lim</mi>
          <mrow>
            <mi>x</mi>
            <mo stretchy="false">→</mo>
            <mo stretchy="false">∞</mo>
          </mrow>
        </munder>
        <msup>
          <mrow>
            <mo stretchy="false">[</mo>
            <mrow>
              <mi>log</mi>
              <msub>
                <mo stretchy="false">ζ</mo>
                <mi>x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</mrow>
      <mi mathvariant="italic">ds</mi>
    </mrow>
    <annotation encoding="StarMath 5.0">[log %zeta_n(0)]^{"*"1} = 1 over {2 %pi i} int from {c - i infinity} to {c + i infinity} {{n^s}over{s}} lim from {x rightarrow infinity}[log %zeta_x(s)]^{"*"1} ds</annotation>
  </semantics>
</math>
</file>

<file path=Object 14/content.xml><?xml version="1.0" encoding="utf-8"?>
<math xmlns="http://www.w3.org/1998/Math/MathML">
  <semantics>
    <mrow>
      <mrow>
        <msup>
          <mrow>
            <mo stretchy="false">[</mo>
            <mrow>
              <mi>log</mi>
              <msub>
                <mo stretchy="false">ζ</mo>
                <mi>x</mi>
              </msub>
              <mrow>
                <mo stretchy="false">(</mo>
                <mrow>
                  <mn>0</mn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i mathvariant="italic">li</mi>
      </mrow>
      <mrow>
        <mrow>
          <mo stretchy="false">(</mo>
          <mrow>
            <mi>x</mi>
          </mrow>
          <mo stretchy="false">)</mo>
        </mrow>
        <mo stretchy="false">−</mo>
        <mrow>
          <munder>
            <mo stretchy="false">∑</mo>
            <mo stretchy="false">ρ</mo>
          </munder>
          <mi mathvariant="italic">li</mi>
        </mrow>
      </mrow>
      <mrow>
        <mrow>
          <mo stretchy="false">(</mo>
          <mrow>
            <msup>
              <mi>x</mi>
              <mo stretchy="false">ρ</mo>
            </msup>
          </mrow>
          <mo stretchy="false">)</mo>
        </mrow>
        <mo stretchy="false">−</mo>
        <mi>log</mi>
      </mrow>
      <mrow>
        <mn>2</mn>
        <mo stretchy="false">+</mo>
        <mrow>
          <munderover>
            <mo stretchy="false">∫</mo>
            <mi>x</mi>
            <mo stretchy="false">∞</mo>
          </munderover>
          <mrow>
            <mfrac>
              <mrow>
                <mi mathvariant="italic">dt</mi>
              </mrow>
              <mrow>
                <mi>t</mi>
                <mrow>
                  <mo stretchy="false">(</mo>
                  <mrow>
                    <mrow>
                      <msup>
                        <mi>t</mi>
                        <mn>2</mn>
                      </msup>
                      <mo stretchy="false">−</mo>
                      <mn>1</mn>
                    </mrow>
                  </mrow>
                  <mo stretchy="false">)</mo>
                </mrow>
                <mi>log</mi>
                <mi>t</mi>
              </mrow>
            </mfrac>
          </mrow>
        </mrow>
      </mrow>
    </mrow>
    <annotation encoding="StarMath 5.0">[log %zeta_x(0)]^{"*"1} = li(x) - sum from %rho li(x^%rho) - log 2 + int from x to infinity {{dt}over{t(t^2-1)log t}}</annotation>
  </semantics>
</math>
</file>

<file path=Object 15/content.xml><?xml version="1.0" encoding="utf-8"?>
<math xmlns="http://www.w3.org/1998/Math/MathML">
  <semantics>
    <mrow>
      <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(</mo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t</mi>
                    </mrow>
                  </mfrac>
                  <mrow>
                    <mo stretchy="false">[</mo>
                    <mrow>
                      <msup>
                        <mi>d</mi>
                        <mi>t</mi>
                      </msup>
                    </mrow>
                    <mo stretchy="false">]</mo>
                  </mrow>
                  <msup>
                    <mrow>
                      <mo stretchy="false">(</mo>
                      <mrow>
                        <mi>j</mi>
                      </mrow>
                      <mo stretchy="false">)</mo>
                    </mrow>
                    <mrow>
                      <mtext>*</mtext>
                      <mn>1</mn>
                    </mrow>
                  </msup>
                </mrow>
              </mrow>
            </mrow>
            <mo stretchy="false">)</mo>
          </mrow>
        </mrow>
      </mrow>
      <mrow>
        <mo stretchy="false">[</mo>
        <mrow>
          <msup>
            <mi>D</mi>
            <mn>0</mn>
          </msup>
        </mrow>
        <mo stretchy="false">]</mo>
      </mrow>
      <mrow>
        <msup>
          <mrow>
            <mo stretchy="false">(</mo>
            <mrow>
              <mfrac>
                <mi>n</mi>
                <mi>j</mi>
              </mfrac>
            </mrow>
            <mo stretchy="false">)</mo>
          </mrow>
          <mrow>
            <mrow>
              <mtext>*</mtext>
              <mo stretchy="false">−</mo>
              <mn>1</mn>
            </mrow>
          </mrow>
        </msup>
        <mo stretchy="false">=</mo>
        <mfrac>
          <mn>1</mn>
          <mrow>
            <mn>2</mn>
            <mo stretchy="false">π</mo>
            <mi>i</mi>
          </mrow>
        </mfrac>
      </mrow>
      <mrow>
        <munder>
          <mo stretchy="false">∮</mo>
          <mi>C</mi>
        </munder>
        <mrow>
          <mfrac>
            <mrow>
              <msup>
                <mi>x</mi>
                <mi>s</mi>
              </msup>
            </mrow>
            <mrow>
              <mi>s</mi>
            </mrow>
          </mfrac>
        </mrow>
      </mrow>
      <mrow>
        <mfrac>
          <mrow>
            <mrow>
              <mo stretchy="false">−</mo>
              <mo stretchy="false">ζ</mo>
            </mrow>
            <mi>'</mi>
            <mrow>
              <mo stretchy="false">(</mo>
              <mrow>
                <mi>s</mi>
              </mrow>
              <mo stretchy="false">)</mo>
            </mrow>
          </mrow>
          <mrow>
            <mo stretchy="false">ζ</mo>
            <mrow>
              <mo stretchy="false">(</mo>
              <mrow>
                <mi>s</mi>
              </mrow>
              <mo stretchy="false">)</mo>
            </mrow>
          </mrow>
        </mfrac>
      </mrow>
      <mrow>
        <mi mathvariant="italic">ds</mi>
        <mo stretchy="false">=</mo>
        <mrow>
          <mrow>
            <mi>x</mi>
            <mo stretchy="false">−</mo>
            <mrow>
              <munder>
                <mo stretchy="false">∑</mo>
                <mo stretchy="false">ρ</mo>
              </munder>
              <mrow>
                <mfrac>
                  <mrow>
                    <msup>
                      <mi>x</mi>
                      <mo stretchy="false">ρ</mo>
                    </msup>
                  </mrow>
                  <mrow>
                    <mo stretchy="false">ρ</mo>
                  </mrow>
                </mfrac>
              </mrow>
            </mrow>
          </mrow>
          <mo stretchy="false">−</mo>
          <mi>log</mi>
        </mrow>
      </mrow>
      <mn>2</mn>
      <mrow>
        <mo stretchy="false">π</mo>
        <mo stretchy="false">−</mo>
        <mfrac>
          <mn>1</mn>
          <mn>2</mn>
        </mfrac>
      </mrow>
      <mi>log</mi>
      <mrow>
        <mo stretchy="false">(</mo>
        <mrow>
          <mrow>
            <mn>1</mn>
            <mo stretchy="false">−</mo>
            <msup>
              <mi>x</mi>
              <mrow>
                <mo stretchy="false">−</mo>
                <mn>2</mn>
              </mrow>
            </msup>
          </mrow>
        </mrow>
        <mo stretchy="false">)</mo>
      </mrow>
    </mrow>
    <annotation encoding="StarMath 5.0">-sum from j = 1 to n (lim from {t rightarrow 0}{{partial}over{partial t}[d^t](j)^{"*"1}})[D^0](n over j)^{"*"-1} = 
1 over {2 %pi i} lint from C {{x^s}over{s}} {{-%zeta'(s)}over{%zeta(s)}} ds  = 
x - sum from %rho {{x^%rho}over{%rho}} - log 2 %pi - 1 over 2 log(1 - x^-2)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n>1</mn>
            </mrow>
          </msup>
        </mrow>
        <mo stretchy="false">=</mo>
        <msup>
          <mo stretchy="false">π</mo>
          <mrow>
            <mrow>
              <mi>s</mi>
              <mo stretchy="false">/</mo>
              <mn>2</mn>
            </mrow>
          </mrow>
        </msup>
      </mrow>
      <mrow>
        <mfrac>
          <mrow>
            <mrow>
              <munder>
                <mo stretchy="false">∏</mo>
                <mo stretchy="false">ρ</mo>
              </munder>
              <mrow>
                <mo stretchy="false">(</mo>
                <mrow>
                  <mrow>
                    <mn>1</mn>
                    <mo stretchy="false">−</mo>
                    <mfrac>
                      <mi>s</mi>
                      <mo stretchy="false">ρ</mo>
                    </mfrac>
                  </mrow>
                </mrow>
                <mo stretchy="false">)</mo>
              </mrow>
            </mrow>
          </mrow>
          <mrow>
            <mn>2</mn>
            <mrow>
              <mo stretchy="false">(</mo>
              <mrow>
                <mrow>
                  <mi>s</mi>
                  <mo stretchy="false">−</mo>
                  <mn>1</mn>
                </mrow>
              </mrow>
              <mo stretchy="false">)</mo>
            </mrow>
            <mo stretchy="false">Γ</mo>
            <mrow>
              <mo stretchy="false">(</mo>
              <mrow>
                <mrow>
                  <mn>1</mn>
                  <mo stretchy="false">+</mo>
                  <mrow>
                    <mi>s</mi>
                    <mo stretchy="false">/</mo>
                    <mn>2</mn>
                  </mrow>
                </mrow>
              </mrow>
              <mo stretchy="false">)</mo>
            </mrow>
          </mrow>
        </mfrac>
      </mrow>
    </mrow>
    <annotation encoding="StarMath 5.0">lim from {x rightarrow infinity }[%zeta_n(s)]^{"*"1} = %pi^{s/2}{{prod from %rho (1-s over %rho)}over{2(s-1)%GAMMA(1+s/2)}}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i>z</mi>
            </mrow>
          </msup>
        </mrow>
        <mo stretchy="false">=</mo>
        <msup>
          <mrow>
            <mo stretchy="false">(</mo>
            <mrow>
              <msup>
                <mo stretchy="false">π</mo>
                <mrow>
                  <mrow>
                    <mi>s</mi>
                    <mo stretchy="false">/</mo>
                    <mn>2</mn>
                  </mrow>
                </mrow>
              </msup>
              <mrow>
                <mfrac>
                  <mrow>
                    <mrow>
                      <munder>
                        <mo stretchy="false">∏</mo>
                        <mo stretchy="false">ρ</mo>
                      </munder>
                      <mrow>
                        <mo stretchy="false">(</mo>
                        <mrow>
                          <mrow>
                            <mn>1</mn>
                            <mo stretchy="false">−</mo>
                            <mfrac>
                              <mi>s</mi>
                              <mo stretchy="false">ρ</mo>
                            </mfrac>
                          </mrow>
                        </mrow>
                        <mo stretchy="false">)</mo>
                      </mrow>
                    </mrow>
                  </mrow>
                  <mrow>
                    <mn>2</mn>
                    <mrow>
                      <mo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stretchy="false">)</mo>
                    </mrow>
                    <mo stretchy="false">Γ</mo>
                    <mrow>
                      <mo stretchy="false">(</mo>
                      <mrow>
                        <mrow>
                          <mn>1</mn>
                          <mo stretchy="false">+</mo>
                          <mrow>
                            <mi>s</mi>
                            <mo stretchy="false">/</mo>
                            <mn>2</mn>
                          </mrow>
                        </mrow>
                      </mrow>
                      <mo stretchy="false">)</mo>
                    </mrow>
                  </mrow>
                </mfrac>
              </mrow>
            </mrow>
            <mo stretchy="false">)</mo>
          </mrow>
          <mi>z</mi>
        </msup>
      </mrow>
    </mrow>
    <annotation encoding="StarMath 5.0">lim from {x rightarrow infinity }[%zeta_n(s)]^{"*"z} = (%pi^{s/2}{{prod from %rho (1-s over %rho)}over{2(s-1)%GAMMA(1+s/2)}})^z</annotation>
  </semantics>
</math>
</file>

<file path=Object 18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∞</mo>
          </mrow>
        </munder>
        <mrow>
          <mo stretchy="false">[</mo>
          <mrow>
            <msup>
              <mi>D</mi>
              <mi>s</mi>
            </msup>
          </mrow>
          <mo stretchy="false">]</mo>
        </mrow>
      </mrow>
      <mrow>
        <msup>
          <mrow>
            <mo stretchy="false">(</mo>
            <mrow>
              <mi>z</mi>
            </mrow>
            <mo stretchy="false">)</mo>
          </mrow>
          <mrow>
            <mtext>*</mtext>
            <mi>z</mi>
          </mrow>
        </msup>
        <mo stretchy="false">=</mo>
        <msup>
          <mrow>
            <mo stretchy="false">(</mo>
            <mrow>
              <mrow>
                <mrow>
                  <msup>
                    <mo stretchy="false">π</mo>
                    <mrow>
                      <mrow>
                        <mi>s</mi>
                        <mo stretchy="false">/</mo>
                        <mn>2</mn>
                      </mrow>
                    </mrow>
                  </msup>
                  <mrow>
                    <munder>
                      <mo stretchy="false">∏</mo>
                      <mo stretchy="false">ρ</mo>
                    </munder>
                    <mrow>
                      <mo stretchy="false">(</mo>
                      <mrow>
                        <mrow>
                          <mn>1</mn>
                          <mo stretchy="false">−</mo>
                          <mfrac>
                            <mi>s</mi>
                            <mo stretchy="false">ρ</mo>
                          </mfrac>
                        </mrow>
                      </mrow>
                      <mo stretchy="false">)</mo>
                    </mrow>
                  </mrow>
                  <msup>
                    <mn>2</mn>
                    <mrow>
                      <mo stretchy="false">−</mo>
                      <mn>1</mn>
                    </mrow>
                  </msup>
                  <msup>
                    <mrow>
                      <mo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  <mo stretchy="false">Γ</mo>
                  <msup>
                    <mrow>
                      <mo stretchy="false">(</mo>
                      <mrow>
                        <mrow>
                          <mn>1</mn>
                          <mo stretchy="false">+</mo>
                          <mrow>
                            <mi>s</mi>
                            <mo stretchy="false">/</mo>
                            <mn>2</mn>
                          </mrow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row>
            </mrow>
            <mo stretchy="false">)</mo>
          </mrow>
          <mi>z</mi>
        </msup>
      </mrow>
    </mrow>
    <annotation encoding="StarMath 5.0">lim from {x rightarrow infinity }[D^s](z)^{"*"z} = ({{%pi^{s/2}prod from %rho (1-s over %rho)2^-1 (s-1)^-1 %GAMMA(1+s/2)^-1}})^z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i>z</mi>
            </mrow>
          </msup>
        </mrow>
        <mo stretchy="false">=</mo>
        <mrow>
          <mrow>
            <msup>
              <mo stretchy="false">π</mo>
              <mrow>
                <mi>z</mi>
                <mrow>
                  <mi>s</mi>
                  <mo stretchy="false">/</mo>
                  <mn>2</mn>
                </mrow>
              </mrow>
            </msup>
            <mrow>
              <munder>
                <mo stretchy="false">∏</mo>
                <mo stretchy="false">ρ</mo>
              </munder>
              <msup>
                <mrow>
                  <mo stretchy="false">(</mo>
                  <mrow>
                    <mrow>
                      <mn>1</mn>
                      <mo stretchy="false">−</mo>
                      <mfrac>
                        <mi>s</mi>
                        <mo stretchy="false">ρ</mo>
                      </mfrac>
                    </mrow>
                  </mrow>
                  <mo stretchy="false">)</mo>
                </mrow>
                <mi>z</mi>
              </msup>
            </mrow>
            <msup>
              <mn>2</mn>
              <mrow>
                <mo stretchy="false">−</mo>
                <mi>z</mi>
              </mrow>
            </msup>
            <msup>
              <mrow>
                <mo stretchy="false">(</mo>
                <mrow>
                  <mrow>
                    <mi>s</mi>
                    <mo stretchy="false">−</mo>
                    <mn>1</mn>
                  </mrow>
                </mrow>
                <mo stretchy="false">)</mo>
              </mrow>
              <mrow>
                <mo stretchy="false">−</mo>
                <mi>z</mi>
              </mrow>
            </msup>
            <mo stretchy="false">Γ</mo>
            <msup>
              <mrow>
                <mo stretchy="false">(</mo>
                <mrow>
                  <mrow>
                    <mn>1</mn>
                    <mo stretchy="false">+</mo>
                    <mrow>
                      <mi>s</mi>
                      <mo stretchy="false">/</mo>
                      <mn>2</mn>
                    </mrow>
                  </mrow>
                </mrow>
                <mo stretchy="false">)</mo>
              </mrow>
              <mrow>
                <mo stretchy="false">−</mo>
                <mi>z</mi>
              </mrow>
            </msup>
          </mrow>
        </mrow>
      </mrow>
    </mrow>
    <annotation encoding="StarMath 5.0">lim from {x rightarrow infinity }[%zeta_n(s)]^{"*"z} = {{%pi^{z s/2}prod from %rho (1-s over %rho)^z 2^-z (s-1)^-z %GAMMA(1+s/2)^-z}}</annotation>
  </semantics>
</math>
</file>

<file path=Object 2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i>s</mi>
      </mrow>
      <mrow>
        <munderover>
          <mo stretchy="false">∫</mo>
          <mn>1</mn>
          <mo stretchy="false">∞</mo>
        </munderover>
        <mrow>
          <mfrac>
            <mrow>
              <mrow>
                <mo stretchy="false">⌊</mo>
                <mrow>
                  <mi>x</mi>
                </mrow>
                <mo stretchy="false">⌋</mo>
              </mrow>
            </mrow>
            <mrow>
              <msup>
                <mi>x</mi>
                <mrow>
                  <mrow>
                    <mi>s</mi>
                    <mo stretchy="false">+</mo>
                    <mn>1</mn>
                  </mrow>
                </mrow>
              </msup>
            </mrow>
          </mfrac>
        </mrow>
      </mrow>
      <mi mathvariant="italic">dx</mi>
    </mrow>
    <annotation encoding="StarMath 5.0">%zeta(s) = s int from 1 to infinity {{lfloor x rfloor} over {x^{s+1}}}dx</annotation>
  </semantics>
</math>
</file>

<file path=Object 2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[</mo>
              <mrow>
                <mi>log</mi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n>1</mn>
            </mrow>
          </msup>
        </mrow>
        <mo stretchy="false">=</mo>
        <mi>log</mi>
      </mrow>
      <mrow>
        <mo stretchy="false">(</mo>
        <mrow>
          <mrow>
            <mrow>
              <msup>
                <mo stretchy="false">π</mo>
                <mrow>
                  <mrow>
                    <mi>s</mi>
                    <mo stretchy="false">/</mo>
                    <mn>2</mn>
                  </mrow>
                </mrow>
              </msup>
              <mrow>
                <munder>
                  <mo stretchy="false">∏</mo>
                  <mo stretchy="false">ρ</mo>
                </munder>
                <mrow>
                  <mo stretchy="false">(</mo>
                  <mrow>
                    <mrow>
                      <mn>1</mn>
                      <mo stretchy="false">−</mo>
                      <mfrac>
                        <mi>s</mi>
                        <mo stretchy="false">ρ</mo>
                      </mfrac>
                    </mrow>
                  </mrow>
                  <mo stretchy="false">)</mo>
                </mrow>
              </mrow>
              <msup>
                <mn>2</mn>
                <mrow>
                  <mo stretchy="false">−</mo>
                  <mn>1</mn>
                </mrow>
              </msup>
              <msup>
                <mrow>
                  <mo stretchy="false">(</mo>
                  <mrow>
                    <mrow>
                      <mi>s</mi>
                      <mo stretchy="false">−</mo>
                      <mn>1</mn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  <mo stretchy="false">Γ</mo>
              <msup>
                <mrow>
                  <mo stretchy="false">(</mo>
                  <mrow>
                    <mrow>
                      <mn>1</mn>
                      <mo stretchy="false">+</mo>
                      <mrow>
                        <mi>s</mi>
                        <mo stretchy="false">/</mo>
                        <mn>2</mn>
                      </mrow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</mrow>
          </mrow>
        </mrow>
        <mo stretchy="false">)</mo>
      </mrow>
    </mrow>
    <annotation encoding="StarMath 5.0">lim from {x rightarrow infinity }[log %zeta_n(s)]^{"*"1} = log({{%pi^{s/2}prod from %rho (1-s over %rho)2^-1 (s-1)^-1 %GAMMA(1+s/2)^-1}})</annotation>
  </semantics>
</math>
</file>

<file path=Object 21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  <mi>,</mi>
      <mrow>
        <mo fence="true" stretchy="false">⌊</mo>
        <mrow>
          <mi>n</mi>
        </mrow>
        <mo fence="true" stretchy="false">⌋</mo>
      </mrow>
      <mi>,</mi>
      <mi>M</mi>
      <mrow>
        <mo fence="true" stretchy="false">(</mo>
        <mrow>
          <mi>n</mi>
        </mrow>
        <mo fence="true" stretchy="false">)</mo>
      </mrow>
    </mrow>
    <annotation encoding="StarMath 5.0">D( n ), lfloor n rfloor, M( n )</annotation>
  </semantics>
</math>
</file>

<file path=Object 22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n>2,</mn>
      </msup>
      <mi mathvariant="normal">ζ</mi>
      <mrow>
        <mo fence="true" stretchy="false">(</mo>
        <mrow>
          <mi>s</mi>
        </mrow>
        <mo fence="true" stretchy="false">)</mo>
      </mrow>
      <mi>,</mi>
      <mfrac>
        <mn>1</mn>
        <mrow>
          <mi mathvariant="normal">ζ</mi>
          <mrow>
            <mo fence="true" stretchy="false">(</mo>
            <mrow>
              <mi>s</mi>
            </mrow>
            <mo fence="true" stretchy="false">)</mo>
          </mrow>
        </mrow>
      </mfrac>
    </mrow>
    <annotation encoding="StarMath 5.0">%zeta(s)^2, %zeta(s), 1 over { %zeta(s) }</annotation>
  </semantics>
</math>
</file>

<file path=Object 23/content.xml><?xml version="1.0" encoding="utf-8"?>
<math xmlns="http://www.w3.org/1998/Math/MathML" display="block">
  <semantics>
    <mrow>
      <mi mathvariant="normal">ζ</mi>
      <mrow>
        <mrow>
          <msup>
            <mrow>
              <mo fence="true" stretchy="false">(</mo>
              <mrow>
                <mi>s</mi>
              </mrow>
              <mo fence="true" stretchy="false">)</mo>
            </mrow>
            <mn>2</mn>
          </msup>
          <mo stretchy="false">⋅</mo>
          <mfrac>
            <mn>1</mn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frac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zeta(s)^2 cdot  {1 over { %zeta(s) }} = %zeta(s)</annotation>
  </semantics>
</math>
</file>

<file path=Object 24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⋅</mo>
        <mi>M</mi>
      </mrow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⌊</mo>
          <mrow>
            <mi>n</mi>
          </mrow>
          <mo fence="true" stretchy="false">⌋</mo>
        </mrow>
      </mrow>
    </mrow>
    <annotation encoding="StarMath 5.0">D(n) cdot M(n) = lfloor n rfloor</annotation>
  </semantics>
</math>
</file>

<file path=Object 25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>d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 mathvariant="normal">μ</mi>
      </mrow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⌊</mo>
          <mrow>
            <mi>n</mi>
          </mrow>
          <mo fence="true" stretchy="false">⌋</mo>
        </mrow>
      </mrow>
    </mrow>
    <annotation encoding="StarMath 5.0">sum from j = 1 to n sum from k = 1 to lfloor n over j rfloor d(j) cdot %mu(k) = lfloor n rfloor</annotation>
  </semantics>
</math>
</file>

<file path=Object 2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⋅</mo>
                <mfrac>
                  <mn>1</mn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%zeta(0)^2 cdot {1 over {%zeta(0)}}]_n = [%zeta( 0 )]_n</annotation>
  </semantics>
</math>
</file>

<file path=Object 3/content.xml><?xml version="1.0" encoding="utf-8"?>
<math xmlns="http://www.w3.org/1998/Math/MathML" display="block">
  <semantics>
    <mrow>
      <mrow>
        <mfrac>
          <mn>1</mn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i>s</mi>
      </mrow>
      <mrow>
        <munderover>
          <mo stretchy="false">∫</mo>
          <mn>1</mn>
          <mi mathvariant="normal">∞</mi>
        </munderover>
        <mfrac>
          <mrow>
            <mi>M</mi>
            <mrow>
              <mo fence="true" stretchy="false">(</mo>
              <mrow>
                <mi>x</mi>
              </mrow>
              <mo fence="true" stretchy="false">)</mo>
            </mrow>
          </mrow>
          <msup>
            <mi>x</mi>
            <mrow>
              <mi>s</mi>
              <mo stretchy="false">+</mo>
              <mn>1</mn>
            </mrow>
          </msup>
        </mfrac>
      </mrow>
      <mi mathvariant="italic">dx</mi>
    </mrow>
    <annotation encoding="StarMath 5.0">1 over {%zeta(s)} = s int from 1 to infinity {{M(x)} over {x^{s+1}}}dx</annotation>
  </semantics>
</math>
</file>

<file path=Object 4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∞</mo>
          </mrow>
        </munder>
        <mrow>
          <mo stretchy="false">[</mo>
          <mrow>
            <msup>
              <mi>D</mi>
              <mi>s</mi>
            </msup>
          </mrow>
          <mo stretchy="false">]</mo>
        </mrow>
      </mrow>
      <mrow>
        <msup>
          <mrow>
            <mo stretchy="false">(</mo>
            <mrow>
              <mi>x</mi>
            </mrow>
            <mo stretchy="false">)</mo>
          </mrow>
          <mrow>
            <mtext>*</mtext>
            <mn>1</mn>
          </mrow>
        </msup>
        <mo stretchy="false">=</mo>
        <mi>s</mi>
      </mrow>
      <mrow>
        <munderover>
          <mo stretchy="false">∫</mo>
          <mn>1</mn>
          <mo stretchy="false">∞</mo>
        </munderover>
        <mrow>
          <mfrac>
            <mrow>
              <mrow>
                <mo stretchy="false">[</mo>
                <mrow>
                  <msup>
                    <mi>D</mi>
                    <mn>0</mn>
                  </msup>
                </mrow>
                <mo stretchy="false">]</mo>
              </mrow>
              <msup>
                <mrow>
                  <mo stretchy="false">(</mo>
                  <mrow>
                    <mi>x</mi>
                  </mrow>
                  <mo stretchy="false">)</mo>
                </mrow>
                <mrow>
                  <mtext>*</mtext>
                  <mn>1</mn>
                </mrow>
              </msup>
            </mrow>
            <mrow>
              <msup>
                <mi>x</mi>
                <mrow>
                  <mrow>
                    <mi>s</mi>
                    <mo stretchy="false">+</mo>
                    <mn>1</mn>
                  </mrow>
                </mrow>
              </msup>
            </mrow>
          </mfrac>
        </mrow>
      </mrow>
      <mi mathvariant="italic">dx</mi>
    </mrow>
    <annotation encoding="StarMath 5.0">lim from {x rightarrow infinity }[D^s](x)^{"*"1} = s int from 1 to infinity {{[D^0](x)^{"*"1}} over {x^{s+1}}}dx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[</mo>
              <mrow>
                <msub>
                  <mo stretchy="false">ζ</mo>
                  <mi>x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row>
                <mtext>*</mtext>
                <mo stretchy="false">−</mo>
                <mn>1</mn>
              </mrow>
            </mrow>
          </msup>
        </mrow>
        <mo stretchy="false">=</mo>
        <mi>s</mi>
      </mrow>
      <mrow>
        <munderover>
          <mo stretchy="false">∫</mo>
          <mn>1</mn>
          <mo stretchy="false">∞</mo>
        </munderover>
        <mrow>
          <mfrac>
            <mrow>
              <msup>
                <mrow>
                  <mo stretchy="false">[</mo>
                  <mrow>
                    <msub>
                      <mo stretchy="false">ζ</mo>
                      <mi>x</mi>
                    </msub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  <mo stretchy="false">]</mo>
                </mrow>
                <mrow>
                  <mrow>
                    <mtext>*</mtext>
                    <mo stretchy="false">−</mo>
                    <mn>1</mn>
                  </mrow>
                </mrow>
              </msup>
            </mrow>
            <mrow>
              <msup>
                <mi>x</mi>
                <mrow>
                  <mrow>
                    <mi>s</mi>
                    <mo stretchy="false">+</mo>
                    <mn>1</mn>
                  </mrow>
                </mrow>
              </msup>
            </mrow>
          </mfrac>
        </mrow>
      </mrow>
      <mi mathvariant="italic">dx</mi>
    </mrow>
    <annotation encoding="StarMath 5.0">lim from {x rightarrow infinity }[%zeta_x(s)]^{"*"-1} = s int from 1 to infinity {{[%zeta_x(0)]^{"*"-1}} over {x^{s+1}}}dx</annotation>
  </semantics>
</math>
</file>

<file path=Object 6/content.xml><?xml version="1.0" encoding="utf-8"?>
<math xmlns="http://www.w3.org/1998/Math/MathML">
  <semantics>
    <mrow>
      <mo stretchy="false">ζ</mo>
      <mrow>
        <mrow>
          <msup>
            <mrow>
              <mo stretchy="false">(</mo>
              <mrow>
                <mi>s</mi>
              </mrow>
              <mo stretchy="false">)</mo>
            </mrow>
            <mi>z</mi>
          </msup>
          <mo stretchy="false">=</mo>
          <mrow>
            <munder>
              <mi>lim</mi>
              <mrow>
                <mi>x</mi>
                <mo stretchy="false">→</mo>
                <mo stretchy="false">∞</mo>
              </mrow>
            </munder>
            <msup>
              <mrow>
                <mo stretchy="false">[</mo>
                <mrow>
                  <msub>
                    <mo stretchy="false">ζ</mo>
                    <mi>x</mi>
                  </msub>
                  <mrow>
                    <mo stretchy="false">(</mo>
                    <mrow>
                      <mn>0</mn>
                    </mrow>
                    <mo stretchy="false">)</mo>
                  </mrow>
                </mrow>
                <mo stretchy="false">]</mo>
              </mrow>
              <mrow>
                <mtext>*</mtext>
                <mi>z</mi>
              </mrow>
            </msup>
          </mrow>
        </mrow>
        <mo stretchy="false">=</mo>
        <mi>s</mi>
      </mrow>
      <mrow>
        <munderover>
          <mo stretchy="false">∫</mo>
          <mn>1</mn>
          <mo stretchy="false">∞</mo>
        </munderover>
        <mrow>
          <mfrac>
            <mrow>
              <msup>
                <mrow>
                  <mo stretchy="false">[</mo>
                  <mrow>
                    <msub>
                      <mo stretchy="false">ζ</mo>
                      <mi>x</mi>
                    </msub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  <mo stretchy="false">]</mo>
                </mrow>
                <mrow>
                  <mtext>*</mtext>
                  <mi>z</mi>
                </mrow>
              </msup>
            </mrow>
            <mrow>
              <msup>
                <mi>x</mi>
                <mrow>
                  <mrow>
                    <mi>s</mi>
                    <mo stretchy="false">+</mo>
                    <mn>1</mn>
                  </mrow>
                </mrow>
              </msup>
            </mrow>
          </mfrac>
        </mrow>
      </mrow>
      <mi mathvariant="italic">dx</mi>
    </mrow>
    <annotation encoding="StarMath 5.0">%zeta(s)^z = lim from {x rightarrow infinity }[%zeta_x(0)]^{"*"z} = s int from 1 to infinity {{[%zeta_x(0)]^{"*"z}} over {x^{s+1}}}dx</annotation>
  </semantics>
</math>
</file>

<file path=Object 7/content.xml><?xml version="1.0" encoding="utf-8"?>
<math xmlns="http://www.w3.org/1998/Math/MathML">
  <semantics>
    <mrow>
      <mi>log</mi>
      <mo stretchy="false">ζ</mo>
      <mrow>
        <mrow>
          <mrow>
            <mo stretchy="false">(</mo>
            <mrow>
              <mi>s</mi>
            </mrow>
            <mo stretchy="false">)</mo>
          </mrow>
          <mo stretchy="false">=</mo>
          <mrow>
            <munder>
              <mi>lim</mi>
              <mrow>
                <mi>x</mi>
                <mo stretchy="false">→</mo>
                <mo stretchy="false">∞</mo>
              </mrow>
            </munder>
            <msup>
              <mrow>
                <mo stretchy="false">[</mo>
                <mrow>
                  <mi>log</mi>
                  <msub>
                    <mo stretchy="false">ζ</mo>
                    <mi>x</mi>
                  </msub>
                  <mrow>
                    <mo stretchy="false">(</mo>
                    <mrow>
                      <mi>s</mi>
                    </mrow>
                    <mo stretchy="false">)</mo>
                  </mrow>
                </mrow>
                <mo stretchy="false">]</mo>
              </mrow>
              <mrow>
                <mtext>*</mtext>
                <mn>1</mn>
              </mrow>
            </msup>
          </mrow>
        </mrow>
        <mo stretchy="false">=</mo>
        <mi>s</mi>
      </mrow>
      <mrow>
        <munderover>
          <mo stretchy="false">∫</mo>
          <mn>1</mn>
          <mo stretchy="false">∞</mo>
        </munderover>
        <mrow>
          <mfrac>
            <mrow>
              <msup>
                <mrow>
                  <mo stretchy="false">[</mo>
                  <mrow>
                    <mi>log</mi>
                    <msub>
                      <mo stretchy="false">ζ</mo>
                      <mi>x</mi>
                    </msub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  <mo stretchy="false">]</mo>
                </mrow>
                <mrow>
                  <mtext>*</mtext>
                  <mn>1</mn>
                </mrow>
              </msup>
            </mrow>
            <mrow>
              <msup>
                <mi>x</mi>
                <mrow>
                  <mrow>
                    <mi>s</mi>
                    <mo stretchy="false">+</mo>
                    <mn>1</mn>
                  </mrow>
                </mrow>
              </msup>
            </mrow>
          </mfrac>
        </mrow>
      </mrow>
      <mi mathvariant="italic">dx</mi>
    </mrow>
    <annotation encoding="StarMath 5.0">log %zeta(s) = lim from {x rightarrow infinity }[log %zeta_x(s)]^{"*"1} = s int from 1 to infinity {{[log %zeta_x(0)]^{"*"1}} over {x^{s+1}}}dx</annotation>
  </semantics>
</math>
</file>

<file path=Object 8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=</mo>
        <mfrac>
          <mn>1</mn>
          <mrow>
            <mn>2</mn>
            <mo stretchy="false">π</mo>
            <mi>i</mi>
          </mrow>
        </mfrac>
      </mrow>
      <mrow>
        <munderover>
          <mo stretchy="false">∫</mo>
          <mrow>
            <mrow>
              <mi>c</mi>
              <mo stretchy="false">−</mo>
              <mi>i</mi>
            </mrow>
            <mo stretchy="false">∞</mo>
          </mrow>
          <mrow>
            <mrow>
              <mi>c</mi>
              <mo stretchy="false">+</mo>
              <mi>i</mi>
            </mrow>
            <mo stretchy="false">∞</mo>
          </mrow>
        </munderover>
        <mrow>
          <mfrac>
            <mrow>
              <msup>
                <mi>n</mi>
                <mi>s</mi>
              </msup>
            </mrow>
            <mrow>
              <mi>s</mi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</mfrac>
        </mrow>
      </mrow>
      <mi mathvariant="italic">ds</mi>
    </mrow>
    <annotation encoding="StarMath 5.0">M(n) = 1 over {2 %pi i} int from {c - i infinity} to {c + i infinity} {{n^s}over{s %zeta(s)}} ds</annotation>
  </semantics>
</math>
</file>

<file path=Object 9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n>0</mn>
                </mrow>
                <mo stretchy="false">)</mo>
              </mrow>
            </mrow>
            <mo stretchy="false">]</mo>
          </mrow>
          <mrow>
            <mrow>
              <mtext>*</mtext>
              <mo stretchy="false">−</mo>
              <mn>1</mn>
            </mrow>
          </mrow>
        </msup>
        <mo stretchy="false">=</mo>
        <mfrac>
          <mn>1</mn>
          <mrow>
            <mn>2</mn>
            <mo stretchy="false">π</mo>
            <mi>i</mi>
          </mrow>
        </mfrac>
      </mrow>
      <mrow>
        <munderover>
          <mo stretchy="false">∫</mo>
          <mrow>
            <mrow>
              <mi>c</mi>
              <mo stretchy="false">−</mo>
              <mi>i</mi>
            </mrow>
            <mo stretchy="false">∞</mo>
          </mrow>
          <mrow>
            <mrow>
              <mi>c</mi>
              <mo stretchy="false">+</mo>
              <mi>i</mi>
            </mrow>
            <mo stretchy="false">∞</mo>
          </mrow>
        </munderover>
        <mrow>
          <mfrac>
            <mrow>
              <msup>
                <mi>n</mi>
                <mi>s</mi>
              </msup>
            </mrow>
            <mrow>
              <mi>s</mi>
            </mrow>
          </mfrac>
        </mrow>
      </mrow>
      <mrow>
        <munder>
          <mi>lim</mi>
          <mrow>
            <mi>x</mi>
            <mo stretchy="false">→</mo>
            <mo stretchy="false">∞</mo>
          </mrow>
        </munder>
        <msup>
          <mrow>
            <mo stretchy="false">[</mo>
            <mrow>
              <msub>
                <mo stretchy="false">ζ</mo>
                <mi>x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row>
              <mtext>*</mtext>
              <mo stretchy="false">−</mo>
              <mn>1</mn>
            </mrow>
          </mrow>
        </msup>
      </mrow>
      <mi mathvariant="italic">ds</mi>
    </mrow>
    <annotation encoding="StarMath 5.0">[%zeta_n(0)]^{"*"-1} = 1 over {2 %pi i} int from {c - i infinity} to {c + i infinity} {{n^s}over{s}} lim from {x rightarrow infinity}[%zeta_x(s)]^{"*"-1} ds</annotation>
  </semantics>
</math>
</file>